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316_4133609043" text:style-name="Index_20_Link" text:visited-style-name="Index_20_Link">Level 1 title 1<text:tab/>1</text:a></text:p>
          <text:p text:style-name="P2"><text:a xlink:type="simple" xlink:href="#__RefHeading___Toc318_4133609043" text:style-name="Index_20_Link" text:visited-style-name="Index_20_Link">Level 2 title 1<text:tab/>1</text:a></text:p>
          <text:p text:style-name="P1"><text:a xlink:type="simple" xlink:href="#__RefHeading___Toc320_4133609043" text:style-name="Index_20_Link" text:visited-style-name="Index_20_Link">Level 1 title 2<text:tab/>1</text:a></text:p>
          <text:p text:style-name="P3"><text:a xlink:type="simple" xlink:href="#__RefHeading___Toc322_4133609043" text:style-name="Index_20_Link" text:visited-style-name="Index_20_Link">Level 3 title 1<text:tab/>1</text:a></text:p>
          <text:p text:style-name="P2"><text:a xlink:type="simple" xlink:href="#__RefHeading___Toc324_4133609043" text:style-name="Index_20_Link" text:visited-style-name="Index_20_Link">Level 2 title 2<text:tab/>1</text:a></text:p>
          <text:p text:style-name="P1"><text:a xlink:type="simple" xlink:href="#__RefHeading___Toc326_4133609043" text:style-name="Index_20_Link" text:visited-style-name="Index_20_Link">Level 1 title 3<text:tab/>1</text:a></text:p>
          <text:p text:style-name="P2"><text:a xlink:type="simple" xlink:href="#__RefHeading___Toc328_4133609043" text:style-name="Index_20_Link" text:visited-style-name="Index_20_Link">Level 2 title 1<text:tab/>1</text:a></text:p>
          <text:p text:style-name="P3"><text:a xlink:type="simple" xlink:href="#__RefHeading___Toc330_4133609043" text:style-name="Index_20_Link" text:visited-style-name="Index_20_Link">Level 3 title 1<text:tab/>1</text:a></text:p>
          <text:p text:style-name="P3"><text:a xlink:type="simple" xlink:href="#__RefHeading___Toc332_4133609043" text:style-name="Index_20_Link" text:visited-style-name="Index_20_Link">Level 3 title 2<text:tab/>1</text:a></text:p>
          <text:p text:style-name="P2"><text:a xlink:type="simple" xlink:href="#__RefHeading___Toc334_4133609043" text:style-name="Index_20_Link" text:visited-style-name="Index_20_Link">Level 2 title 2<text:tab/>1</text:a></text:p>
          <text:p text:style-name="P3"><text:a xlink:type="simple" xlink:href="#__RefHeading___Toc336_4133609043" text:style-name="Index_20_Link" text:visited-style-name="Index_20_Link">Level 3 title 1<text:tab/>1</text:a></text:p>
          <text:p text:style-name="P3"><text:a xlink:type="simple" xlink:href="#__RefHeading___Toc338_4133609043" text:style-name="Index_20_Link" text:visited-style-name="Index_20_Link">Level 3 title 2<text:tab/>1</text:a></text:p>
        </text:index-body>
      </text:table-of-content>
      <text:h text:style-name="Heading_20_1" text:outline-level="1"/>
      <text:h text:style-name="Heading_20_1" text:outline-level="1"><text:bookmark-start text:name="__RefHeading___Toc316_4133609043"/>Level 1 title 1<text:bookmark-end text:name="__RefHeading___Toc316_4133609043"/></text:h>
      <text:h text:style-name="Heading_20_2" text:outline-level="2"><text:bookmark-start text:name="__RefHeading___Toc318_4133609043"/>Level 2 title 1<text:bookmark-end text:name="__RefHeading___Toc318_4133609043"/></text:h>
      <text:h text:style-name="Heading_20_1" text:outline-level="1"><text:bookmark-start text:name="__RefHeading___Toc320_4133609043"/>Level 1 title 2<text:bookmark-end text:name="__RefHeading___Toc320_4133609043"/></text:h>
      <text:h text:style-name="Heading_20_3" text:outline-level="3"><text:bookmark-start text:name="__RefHeading___Toc322_4133609043"/>Level 3 title 1<text:bookmark-end text:name="__RefHeading___Toc322_4133609043"/></text:h>
      <text:h text:style-name="Heading_20_2" text:outline-level="2"><text:bookmark-start text:name="__RefHeading___Toc324_4133609043"/>Level 2 title 2<text:bookmark-end text:name="__RefHeading___Toc324_4133609043"/></text:h>
      <text:h text:style-name="Heading_20_1" text:outline-level="1"><text:bookmark-start text:name="__RefHeading___Toc326_4133609043"/>Level 1 title 3<text:bookmark-end text:name="__RefHeading___Toc326_4133609043"/></text:h>
      <text:h text:style-name="Heading_20_2" text:outline-level="2"><text:bookmark-start text:name="__RefHeading___Toc328_4133609043"/>Level 2 title 1<text:bookmark-end text:name="__RefHeading___Toc328_4133609043"/></text:h>
      <text:h text:style-name="Heading_20_3" text:outline-level="3"><text:bookmark-start text:name="__RefHeading___Toc330_4133609043"/>Level 3 title 1<text:bookmark-end text:name="__RefHeading___Toc330_4133609043"/></text:h>
      <text:h text:style-name="Heading_20_3" text:outline-level="3"><text:bookmark-start text:name="__RefHeading___Toc332_4133609043"/>Level 3 title 2<text:bookmark-end text:name="__RefHeading___Toc332_4133609043"/></text:h>
      <text:h text:style-name="Heading_20_2" text:outline-level="2"><text:bookmark-start text:name="__RefHeading___Toc334_4133609043"/>Level 2 title 2<text:bookmark-end text:name="__RefHeading___Toc334_4133609043"/></text:h>
      <text:h text:style-name="Heading_20_3" text:outline-level="3"><text:bookmark-start text:name="__RefHeading___Toc336_4133609043"/>Level 3 title 1<text:bookmark-end text:name="__RefHeading___Toc336_4133609043"/></text:h>
      <text:h text:style-name="Heading_20_3" text:outline-level="3"><text:bookmark-start text:name="__RefHeading___Toc338_4133609043"/>Level 3 title 2<text:bookmark-end text:name="__RefHeading___Toc338_4133609043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Bitstream Vera San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Bitstream Vera San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11-19T10:29:35</meta:creation-date>
    <dc:date>2024-05-04T12:10:22.816560188</dc:date>
    <meta:editing-duration>PT6M57S</meta:editing-duration>
    <meta:editing-cycles>3</meta:editing-cycles>
    <meta:generator>LibreOffice/24.2.0.3$MacOSX_AARCH64 LibreOffice_project/da48488a73ddd66ea24cf16bbc4f7b9c08e9bea1</meta:generator>
    <dc:title>Lpod TOC test</dc:title>
    <meta:document-statistic meta:table-count="0" meta:image-count="0" meta:object-count="0" meta:page-count="1" meta:paragraph-count="25" meta:word-count="111" meta:character-count="401" meta:non-whitespace-character-count="315"/>
  </office:meta>
</office:document-meta>
</file>